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24c1" officeooo:paragraph-rsid="000824c1"/>
    </style:style>
    <style:style style:name="P2" style:family="paragraph" style:parent-style-name="Standard">
      <style:text-properties officeooo:rsid="000824c1" officeooo:paragraph-rsid="00099107"/>
    </style:style>
    <style:style style:name="P3" style:family="paragraph" style:parent-style-name="Standard">
      <style:text-properties officeooo:rsid="000824c1" officeooo:paragraph-rsid="0009d6b3"/>
    </style:style>
    <style:style style:name="P4" style:family="paragraph" style:parent-style-name="Standard">
      <style:text-properties officeooo:rsid="00099107" officeooo:paragraph-rsid="00099107"/>
    </style:style>
    <style:style style:name="P5" style:family="paragraph" style:parent-style-name="Standard">
      <style:text-properties officeooo:rsid="0009d6b3" officeooo:paragraph-rsid="0009d6b3"/>
    </style:style>
    <style:style style:name="P6" style:family="paragraph" style:parent-style-name="Standard">
      <style:text-properties officeooo:rsid="0009d6b3" officeooo:paragraph-rsid="000b695e"/>
    </style:style>
    <style:style style:name="P7" style:family="paragraph" style:parent-style-name="Standard">
      <style:text-properties officeooo:rsid="000b695e" officeooo:paragraph-rsid="000b695e"/>
    </style:style>
    <style:style style:name="P8" style:family="paragraph" style:parent-style-name="Standard">
      <style:text-properties officeooo:rsid="000919fd" officeooo:paragraph-rsid="00099107"/>
    </style:style>
    <style:style style:name="P9" style:family="paragraph" style:parent-style-name="Standard">
      <style:text-properties officeooo:rsid="00099107" officeooo:paragraph-rsid="00099107"/>
    </style:style>
    <style:style style:name="P10" style:family="paragraph" style:parent-style-name="Standard">
      <style:text-properties officeooo:rsid="000824c1" officeooo:paragraph-rsid="000824c1"/>
    </style:style>
    <style:style style:name="P11" style:family="paragraph" style:parent-style-name="Standard">
      <style:text-properties officeooo:rsid="000824c1" officeooo:paragraph-rsid="000cb881"/>
    </style:style>
    <style:style style:name="P12" style:family="paragraph" style:parent-style-name="Standard">
      <style:text-properties officeooo:rsid="000cb881" officeooo:paragraph-rsid="000cb881"/>
    </style:style>
    <style:style style:name="T1" style:family="text">
      <style:text-properties officeooo:rsid="000919fd"/>
    </style:style>
    <style:style style:name="T2" style:family="text">
      <style:text-properties officeooo:rsid="0009d6b3"/>
    </style:style>
    <style:style style:name="T3" style:family="text">
      <style:text-properties officeooo:rsid="000cb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parse reward setting in StarCraft2</text:p>
      <text:p text:style-name="P1"/>
      <text:p text:style-name="P1">Motivation <text:span text:style-name="T3">of using games</text:span>:</text:p>
      <text:p text:style-name="P1">Similar to <text:span text:style-name="T2">D</text:span>eep<text:span text:style-name="T2">M</text:span>ind games provide an optimal training ground for algorithm implementations since they have clear defined rewards success and failure and have a complete observation space. Only if an implementation succeeds in a similar game it has a chance to work on real life problems.</text:p>
      <text:p text:style-name="P1"/>
      <text:p text:style-name="P5">StarCraft2 <text:span text:style-name="T3">general </text:span>terminology:</text:p>
      <text:p text:style-name="P3"/>
      <text:p text:style-name="P6">Starcraft2 is a real 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P6">The macro aspect contains the building infrastructure (workers to mine more in-game <text:span text:style-name="T3">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P7">The micro aspect <text:span text:style-name="T3">describes the players ability to maneuver </text:span></text:p>
      <text:p text:style-name="P1"/>
      <text:p text:style-name="P1"/>
      <text:p text:style-name="P1"/>
      <text:p text:style-name="P1"/>
      <text:p text:style-name="P12">StarCraft2 from a RL point of view:</text:p>
      <text:p text:style-name="P12"/>
      <text:p text:style-name="P12">StarCraft2 is a hard game for a reinforcement learning agent to master. Games often have upwards of 50000 actions done therefore creating a sparse reward setting in which it is hard to discern which actions were good and which were bad. Additionally, a big part of the game is anticipating the opponents moves while having imperfect information. Together with an absurdly large action space of [paper1] an agent will need a lot of training and many smart adaptations to prevail in a full game of StarCraft2. </text:p>
      <text:p text:style-name="P11">Watching the deep-mind YouTube video(link) back in 2017 was really impressive. A reinforcement learning agent for a game as complex and with as many steps as StarCraft2 could compete with professional players that earn hundreds of thousands of euros playing StarCrat2. An astonishing result. However there was a big asterix to their initial result. The agents did not outsmart their opponents, but rather beat them through faster and better micro. While the humans can output up to eight useful actions moving units per second the AI output 50+. </text:p>
      <text:p text:style-name="P1"/>
      <text:p text:style-name="P1"/>
      <text:p text:style-name="P12">Our Motivation</text:p>
      <text:p text:style-name="P2">A computer naturally is faster and more precise than a human could ever be. This is why we chose a task within the pysc2 <text:span text:style-name="T1">environment that favors fast precise actions over long term planning. Similar to [paper 1] we created a specific minigame for the agent to train in using the pysc2 map editor (vlt bild einfügen) in which the agent needs to learn our desired behavior to gain the highest score possible. We chose a micro task known in the sc2 community as “prism-juggeling” (clip). The encounter includes the agent playing as the “Protoss” race and a ingame-bot playing as the “Zerg” race. Crucially the agent has a flying unit which can pick up ground units. Whereas the Zergbot has slow shooting units, which can only attack ground only units. Therefore any flying or picked up units of our agent are safe. Theoretically it is possible for a protoss in this situation to:</text:span></text:p>
      <text:p text:style-name="P8">1. shoot</text:p>
      <text:p text:style-name="P4"><text:soft-page-break/>2. lift its own units to escape the slow shots from the opponent</text:p>
      <text:p text:style-name="P4">3. drop down its own unit all without taking damage while damaging the opponent</text:p>
      <text:p text:style-name="P4"/>
      <text:p text:style-name="P4">Theoretically once mastered the agent should be able to defeat an unlimited amount of <text:span text:style-name="T2">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see results Section.</text:span></text:p>
      <text:p text:style-name="P4"/>
      <text:p text:style-name="P5">Implementa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5T20:57:06.890000000</meta:creation-date>
    <dc:date>2022-09-25T22:12:06.829000000</dc:date>
    <meta:editing-duration>PT34M55S</meta:editing-duration>
    <meta:editing-cycles>5</meta:editing-cycles>
    <meta:generator>LibreOffice/6.1.4.2$Windows_X86_64 LibreOffice_project/9d0f32d1f0b509096fd65e0d4bec26ddd1938fd3</meta:generator>
    <meta:document-statistic meta:table-count="0" meta:image-count="0" meta:object-count="0" meta:page-count="2" meta:paragraph-count="17" meta:word-count="622" meta:character-count="3692" meta:non-whitespace-character-count="3084"/>
  </office:meta>
</office:document-meta>
</file>